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dash" draw:stroke-dash="_32__20_Dots_20_1_20_Dash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e6e6e6" fo:min-height="5.982cm"/>
    </style:style>
    <style:style style:name="gr11" style:family="graphic" style:parent-style-name="standard">
      <style:graphic-properties draw:stroke="none" draw:fill="none" draw:fill-color="#ffffff" fo:min-height="0.4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/>
    </style:style>
    <style:style style:name="P5" style:family="paragraph"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text-properties fo:font-size="28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style:style style:name="T4" style:family="text">
      <style:text-properties fo:font-size="28pt"/>
    </style:style>
    <style:style style:name="T5" style:family="text"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T6" style:family="text">
      <style:text-properties fo:color="#000000" fo:font-family="Monospace" fo:font-size="10pt" fo:font-weight="bold" style:font-family-asian="Monospace" style:font-size-asian="10pt" style:font-family-complex="Monospace" style:font-size-complex="10pt"/>
    </style:style>
    <style:style style:name="T7" style:family="text">
      <style:text-properties fo:color="#000000" fo:font-family="Monospace" fo:font-size="10pt" fo:font-style="italic" fo:font-weight="bold" style:font-family-asian="Monospace" style:font-size-asian="10pt" style:font-family-complex="Monospace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0.6cm" svg:height="0.6cm" svg:x="1.299cm" svg:y="4.717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899cm" svg:y1="5.019cm" svg:x2="2.9cm" svg:y2="5.019cm">
          <text:p text:style-name="P3"/>
        </draw:line>
        <draw:custom-shape draw:style-name="gr1" draw:text-style-name="P1" draw:layer="layout" svg:width="0.599cm" svg:height="0.6cm" svg:x="2.9cm" svg:y="4.717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04cm" svg:y1="5.019cm" svg:x2="4.505cm" svg:y2="5.019cm">
          <text:p text:style-name="P3"/>
        </draw:line>
        <draw:custom-shape draw:style-name="gr1" draw:text-style-name="P1" draw:layer="layout" svg:width="0.599cm" svg:height="0.6cm" svg:x="4.505cm" svg:y="4.717cm"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499cm" svg:y1="4.713cm" svg:x2="4.465cm" svg:y2="3.751cm">
          <text:p text:style-name="P3"/>
        </draw:line>
        <draw:custom-shape draw:style-name="gr4" draw:text-style-name="P1" draw:layer="layout" svg:width="0.599cm" svg:height="0.6cm" svg:x="4.505cm" svg:y="3.438cm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53cm" svg:height="0.962cm" svg:x="1.158cm" svg:y="4.554cm">
          <draw:text-box>
            <text:p text:style-name="P3"><text:span text:style-name="T1">1</text:span></text:p>
          </draw:text-box>
        </draw:frame>
        <draw:frame draw:style-name="gr5" draw:text-style-name="P4" draw:layer="layout" svg:width="0.853cm" svg:height="0.962cm" svg:x="2.759cm" svg:y="4.554cm">
          <draw:text-box>
            <text:p text:style-name="P3"><text:span text:style-name="T1">2</text:span></text:p>
          </draw:text-box>
        </draw:frame>
        <draw:frame draw:style-name="gr5" draw:text-style-name="P4" draw:layer="layout" svg:width="0.853cm" svg:height="0.962cm" svg:x="4.359cm" svg:y="4.554cm">
          <draw:text-box>
            <text:p text:style-name="P3"><text:span text:style-name="T1">3</text:span></text:p>
          </draw:text-box>
        </draw:frame>
        <draw:frame draw:style-name="gr5" draw:text-style-name="P4" draw:layer="layout" svg:width="0.853cm" svg:height="0.962cm" svg:x="4.359cm" svg:y="3.254cm">
          <draw:text-box>
            <text:p text:style-name="P3"><text:span text:style-name="T1">4</text:span></text:p>
          </draw:text-box>
        </draw:frame>
        <draw:custom-shape draw:style-name="gr6" draw:text-style-name="P1" draw:layer="layout" svg:width="0.247cm" svg:height="2.247cm" svg:x="5.262cm" svg:y="3.265cm">
          <text:p text:style-name="P3"/>
          <draw:enhanced-geometry svg:viewBox="0 0 21600 21600" draw:glue-points="0 0 0 21600 21600 10800" draw:text-areas="0 ?f9 7800 ?f10" draw:type="right-brace" draw:modifiers="1800 11052.151898734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6cm" svg:height="0.599cm" draw:transform="rotate (-0.785398163398487) translate (6.974cm 3.989cm)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672cm" svg:height="2.471cm" svg:x="7.766cm" svg:y="3.266cm">
          <draw:text-box>
            <text:p text:style-name="P3"><text:span text:style-name="T2">Residue</text:span></text:p>
            <text:p text:style-name="P3"><text:span text:style-name="T2">is either connected</text:span></text:p>
            <text:p text:style-name="P3"><text:span text:style-name="T2">to residue 3 </text:span><text:span text:style-name="T3">or</text:span><text:span text:style-name="T2"> 4 </text:span></text:p>
            <text:p text:style-name="P3"><text:span text:style-name="T2">with linkage:</text:span></text:p>
          </draw:text-box>
        </draw:frame>
        <draw:line draw:style-name="gr8" draw:text-style-name="P2" draw:layer="layout" svg:x1="5.509cm" svg:y1="4.426cm" svg:x2="6.51cm" svg:y2="4.426cm">
          <text:p text:style-name="P3"/>
        </draw:line>
        <draw:rect draw:style-name="gr9" draw:text-style-name="P6" draw:layer="layout" svg:width="11.695cm" svg:height="6.16cm" svg:x="0.875cm" svg:y="2.099cm">
          <text:p text:style-name="P3"/>
        </draw:rect>
        <draw:frame draw:style-name="gr5" draw:text-style-name="P7" draw:layer="layout" svg:width="1.158cm" svg:height="1.352cm" svg:x="1.088cm" svg:y="2.261cm">
          <draw:text-box>
            <text:p text:style-name="P3"><text:span text:style-name="T4">A</text:span></text:p>
          </draw:text-box>
        </draw:frame>
        <draw:line draw:style-name="gr8" draw:text-style-name="P2" draw:layer="layout" svg:x1="11.009cm" svg:y1="5.326cm" svg:x2="12.01cm" svg:y2="5.326cm">
          <text:p text:style-name="P3"/>
        </draw:line>
        <draw:frame draw:style-name="gr10" draw:text-style-name="P9" draw:layer="layout" svg:width="6.219cm" svg:height="6.232cm" svg:x="14.13cm" svg:y="2.084cm">
          <draw:text-box>
            <text:p text:style-name="P8"><text:span text:style-name="T5">RES</text:span></text:p>
            <text:p text:style-name="P8"><text:span text:style-name="T5">1b:1</text:span></text:p>
            <text:p text:style-name="P8"><text:span text:style-name="T5">2r:2</text:span></text:p>
            <text:p text:style-name="P8"><text:span text:style-name="T5">3b:3</text:span></text:p>
            <text:p text:style-name="P8"><text:span text:style-name="T5">4b:4</text:span></text:p>
            <text:p text:style-name="P8"><text:span text:style-name="T5">LIN</text:span></text:p>
            <text:p text:style-name="P8"><text:span text:style-name="T5">1:1o(2+1)2d</text:span></text:p>
            <text:p text:style-name="P8"><text:span text:style-name="T5">2:2o(2+1)3d</text:span></text:p>
            <text:p text:style-name="P8"><text:span text:style-name="T5">3:2o(4+1)4d</text:span></text:p>
            <text:p text:style-name="P8"><text:span text:style-name="T6">UND</text:span></text:p>
            <text:p text:style-name="P8"><text:span text:style-name="T7">UND1:100.0:100.0</text:span></text:p>
            <text:p text:style-name="P8"><text:span text:style-name="T7">ParentIDs:4|3</text:span></text:p>
            <text:p text:style-name="P8"><text:span text:style-name="T7">SubtreeLinkageID1:o(4+1)d</text:span></text:p>
            <text:p text:style-name="P8"><text:span text:style-name="T5">RES</text:span></text:p>
            <text:p text:style-name="P8"><text:span text:style-name="T5">5b:5</text:span></text:p>
          </draw:text-box>
        </draw:frame>
        <draw:frame draw:style-name="gr5" draw:text-style-name="P4" draw:layer="layout" svg:width="0.853cm" svg:height="0.962cm" svg:x="6.56cm" svg:y="3.954cm">
          <draw:text-box>
            <text:p text:style-name="P3"><text:span text:style-name="T1">5</text:span></text:p>
          </draw:text-box>
        </draw:frame>
        <draw:custom-shape draw:style-name="gr7" draw:text-style-name="P1" draw:layer="layout" svg:width="0.6cm" svg:height="0.599cm" draw:transform="rotate (-0.785398163398487) translate (10.375cm 3.089cm)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53cm" svg:height="0.962cm" svg:x="9.961cm" svg:y="3.054cm">
          <draw:text-box>
            <text:p text:style-name="P3"><text:span text:style-name="T1">5</text:span></text:p>
          </draw:text-box>
        </draw:frame>
        <draw:line draw:style-name="gr2" draw:text-style-name="P2" draw:layer="layout" svg:x1="1.5cm" svg:y1="7.219cm" svg:x2="2.501cm" svg:y2="7.219cm">
          <text:p text:style-name="P3"/>
        </draw:line>
        <draw:frame draw:style-name="gr11" draw:text-style-name="P9" draw:layer="layout" svg:width="1.56cm" svg:height="0.65cm" svg:x="2.601cm" svg:y="6.986cm">
          <draw:text-box>
            <text:p text:style-name="P8"><text:span text:style-name="T5">(2+1)</text:span></text:p>
          </draw:text-box>
        </draw:frame>
        <draw:line draw:style-name="gr3" draw:text-style-name="P2" draw:layer="layout" svg:x1="1.198cm" svg:y1="7.933cm" svg:x2="2.562cm" svg:y2="7.933cm">
          <text:p text:style-name="P3"/>
        </draw:line>
        <draw:frame draw:style-name="gr11" draw:text-style-name="P9" draw:layer="layout" svg:width="1.56cm" svg:height="0.65cm" svg:x="2.601cm" svg:y="7.686cm">
          <draw:text-box>
            <text:p text:style-name="P8"><text:span text:style-name="T5">(4+1)</text:span></text:p>
          </draw:text-box>
        </draw:frame>
        <draw:frame draw:style-name="gr5" draw:text-style-name="P7" draw:layer="layout" svg:width="1.158cm" svg:height="1.352cm" svg:x="12.888cm" svg:y="1.961cm">
          <draw:text-box>
            <text:p text:style-name="P3"><text:span text:style-name="T4">B</text:span></text:p>
          </draw:text-box>
        </draw:frame>
        <draw:rect draw:style-name="gr9" draw:text-style-name="P6" draw:layer="layout" svg:width="7.512cm" svg:height="6.284cm" svg:x="12.804cm" svg:y="2.032cm">
          <text:p text:style-name="P3"/>
        </draw:rect>
        <presentation:notes draw:style-name="dp2">
          <draw:page-thumbnail draw:style-name="gr12" draw:layer="layout" svg:width="14.848cm" svg:height="11.135cm" svg:x="3.07cm" svg:y="2.257cm" draw:page-number="1" presentation:class="page"/>
          <draw:frame presentation:style-name="pr1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8:09:48</meta:creation-date>
    <dc:date>2007-06-08T12:12:19</dc:date>
    <dc:language>de-DE</dc:language>
    <meta:editing-cycles>4</meta:editing-cycles>
    <meta:editing-duration>PT8M3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